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B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Childr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DBSource.is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BSource.getBinary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DB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BSource.setu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DBOutputStream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queryToSAX( ContentHandler handler , Collection collection , String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XMLDBSource.collectionToSAX( Cont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DBSource.resourceToSAX(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BSource.make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Source.canCancel(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B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create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DBSource.cancel(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B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Source.de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BSource.createCollection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BSource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OutputStream.XMLDBOutputStream( boolean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BSource.getInput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DBSource.writeOutputStream( ByteArrayOutputStream baos , boolean bina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DBSource.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BOutputStream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OutputStream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toSAX(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BSource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close( Collection 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B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XMLDBSource( String user , String password , String src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DB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B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